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31b5" officeooo:paragraph-rsid="001931b5"/>
    </style:style>
    <style:style style:name="P2" style:family="paragraph" style:parent-style-name="Standard">
      <style:text-properties style:font-name="Arial" fo:font-weight="bold" officeooo:rsid="001c5a46" officeooo:paragraph-rsid="002b195f" style:font-weight-asian="bold" style:font-weight-complex="bold"/>
    </style:style>
    <style:style style:name="P3" style:family="paragraph" style:parent-style-name="Standard">
      <style:text-properties style:font-name="Arial" fo:font-weight="bold" officeooo:rsid="001f115b" officeooo:paragraph-rsid="001f115b" style:font-weight-asian="bold" style:font-weight-complex="bold"/>
    </style:style>
    <style:style style:name="P4" style:family="paragraph" style:parent-style-name="Standard">
      <style:text-properties style:font-name="Arial" fo:font-weight="bold" officeooo:rsid="002257a7" officeooo:paragraph-rsid="002257a7" style:font-weight-asian="bold" style:font-weight-complex="bold"/>
    </style:style>
    <style:style style:name="P5" style:family="paragraph" style:parent-style-name="Standard">
      <style:text-properties style:font-name="Arial" fo:font-weight="normal" officeooo:rsid="001931b5" officeooo:paragraph-rsid="001931b5" style:font-weight-asian="normal" style:font-weight-complex="normal"/>
    </style:style>
    <style:style style:name="P6" style:family="paragraph" style:parent-style-name="Standard">
      <style:text-properties style:font-name="Arial" officeooo:rsid="001af85b" officeooo:paragraph-rsid="001af85b"/>
    </style:style>
    <style:style style:name="P7" style:family="paragraph" style:parent-style-name="Standard">
      <style:text-properties style:font-name="Arial" officeooo:rsid="001c5a46" officeooo:paragraph-rsid="001c5a46"/>
    </style:style>
    <style:style style:name="P8" style:family="paragraph" style:parent-style-name="Standard">
      <style:text-properties style:font-name="Arial" officeooo:rsid="001c5a46" officeooo:paragraph-rsid="002257a7"/>
    </style:style>
    <style:style style:name="P9" style:family="paragraph" style:parent-style-name="Standard">
      <style:text-properties style:font-name="Arial" officeooo:rsid="001c5a46" officeooo:paragraph-rsid="002b195f"/>
    </style:style>
    <style:style style:name="P10" style:family="paragraph" style:parent-style-name="Standard">
      <style:text-properties style:font-name="Arial" officeooo:rsid="001c5a46" officeooo:paragraph-rsid="00301c89"/>
    </style:style>
    <style:style style:name="P11" style:family="paragraph" style:parent-style-name="Standard">
      <style:text-properties style:font-name="Arial" officeooo:rsid="001c5a46" officeooo:paragraph-rsid="00304ebd"/>
    </style:style>
    <style:style style:name="P12" style:family="paragraph" style:parent-style-name="Standard">
      <style:text-properties style:font-name="Arial" fo:font-size="12pt" officeooo:rsid="001c5a46" officeooo:paragraph-rsid="002b195f" style:font-size-asian="12pt" style:font-size-complex="12pt"/>
    </style:style>
    <style:style style:name="P13" style:family="paragraph" style:parent-style-name="Standard">
      <style:text-properties style:font-name="Arial" fo:font-size="12pt" officeooo:rsid="001c5a46" officeooo:paragraph-rsid="001c5a46" style:font-size-asian="12pt" style:font-size-complex="12pt"/>
    </style:style>
    <style:style style:name="P14" style:family="paragraph" style:parent-style-name="Standard">
      <style:text-properties style:font-name="Arial" fo:font-size="12pt" officeooo:paragraph-rsid="002b195f" style:font-size-asian="12pt" style:font-size-complex="12pt"/>
    </style:style>
    <style:style style:name="P15" style:family="paragraph" style:parent-style-name="Standard">
      <style:text-properties style:font-name="Arial" fo:font-size="12pt" officeooo:rsid="002e68e2" officeooo:paragraph-rsid="002e68e2" style:font-size-asian="12pt" style:font-size-complex="12pt"/>
    </style:style>
    <style:style style:name="P16" style:family="paragraph" style:parent-style-name="Standard">
      <style:text-properties style:font-name="Arial" fo:font-size="12pt" officeooo:paragraph-rsid="002e68e2" style:font-size-asian="12pt" style:font-size-complex="12pt"/>
    </style:style>
    <style:style style:name="P17" style:family="paragraph" style:parent-style-name="Standard">
      <style:text-properties style:font-name="Arial" fo:font-size="12pt" fo:font-weight="bold" officeooo:rsid="002e68e2" officeooo:paragraph-rsid="002e68e2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Arial" officeooo:rsid="002257a7" officeooo:paragraph-rsid="002257a7"/>
    </style:style>
    <style:style style:name="P19" style:family="paragraph" style:parent-style-name="Standard">
      <style:text-properties style:font-name="Arial" officeooo:rsid="002cb673" officeooo:paragraph-rsid="002cb673"/>
    </style:style>
    <style:style style:name="P20" style:family="paragraph" style:parent-style-name="Standard">
      <style:text-properties style:use-window-font-color="true" loext:opacity="0%" style:font-name="Arial" fo:font-size="12pt" fo:font-weight="bold" officeooo:rsid="001c5a46" officeooo:paragraph-rsid="001f115b" fo:background-color="transparent" style:font-size-asian="12pt" style:font-weight-asian="bold" style:font-size-complex="12pt" style:font-weight-complex="bold"/>
    </style:style>
    <style:style style:name="P21" style:family="paragraph" style:parent-style-name="Standard">
      <style:text-properties style:use-window-font-color="true" loext:opacity="0%" style:font-name="Arial" fo:font-size="12pt" officeooo:rsid="001c5a46" fo:background-color="transparent" style:font-size-asian="12pt" style:font-size-complex="12pt"/>
    </style:style>
    <style:style style:name="P2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Arial" officeooo:rsid="001c5a46" officeooo:paragraph-rsid="001af85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31b5" style:font-weight-asian="normal" style:font-weight-complex="normal"/>
    </style:style>
    <style:style style:name="T3" style:family="text">
      <style:text-properties fo:font-weight="normal" officeooo:rsid="0024f0a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115b"/>
    </style:style>
    <style:style style:name="T6" style:family="text">
      <style:text-properties officeooo:rsid="002b195f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2e68e2"/>
    </style:style>
    <style:style style:name="T9" style:family="text">
      <style:text-properties officeooo:rsid="001c5a46"/>
    </style:style>
    <style:style style:name="T10" style:family="text">
      <style:text-properties officeooo:rsid="00301c89"/>
    </style:style>
    <style:style style:name="T11" style:family="text">
      <style:text-properties officeooo:rsid="003220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oreResults</text:p>
      <text:p text:style-name="P1"/>
      <text:p text:style-name="P1">NAME</text:p>
      <text:p text:style-name="P1">StoreResults – a class to summarize and excerpt quantities of discrete results</text:p>
      <text:p text:style-name="P1"/>
      <text:p text:style-name="P1">SYNOPSIS</text:p>
      <text:p text:style-name="P1">StoreResults(const unsigned long n=1);</text:p>
      <text:p text:style-name="P1"/>
      <text:p text:style-name="P1"/>
      <text:p text:style-name="P6">DESCRIPTION</text:p>
      <text:p text:style-name="P6">StoreResults is used to summarize aspects of simulations. The trial data may be hundreds, thousands, or even millions of data. Scanning by hand is often laborious or impossible. <text:span text:style-name="T2">StoreResults </text:span><text:span text:style-name="T1">can collect simple statistics and a few examples of each class of output </text:span><text:span text:style-name="T3">and output them.</text:span></text:p>
      <text:p text:style-name="P6"/>
      <text:p text:style-name="P19">LIMITATIONS</text:p>
      <text:p text:style-name="P19">The key (TKEY) must have an operator&lt; (“less than” operator); <text:span text:style-name="T11">the key usually is a type that has discrete values, usually not a floating point number </text:span>. The data elements <text:s/><text:span text:style-name="T8">(TDATA) </text:span>must have an operator&lt;&lt; (insertion operator).</text:p>
      <text:p text:style-name="P6">OPTIONS</text:p>
      <text:p text:style-name="P6"/>
      <text:p text:style-name="P6">BUGS</text:p>
      <text:p text:style-name="P18">None known</text:p>
      <text:p text:style-name="P6"/>
      <text:p text:style-name="P6">AUTHOR</text:p>
      <text:p text:style-name="P18">larry <text:span text:style-name="T8">a</text:span>ndews</text:p>
      <text:p text:style-name="P22"/>
      <text:p text:style-name="P3">CLASS DECLARATION</text:p>
      <text:p text:style-name="P20"><text:s text:c="3"/><text:span text:style-name="T1">template &lt;typename TKEY, typename TDATA&gt;</text:span></text:p>
      <text:p text:style-name="P21"><text:span text:style-name="T1"><text:s text:c="3"/>class</text:span> StoreResults {...<text:span text:style-name="T5">}</text:span></text:p>
      <text:p text:style-name="P14"/>
      <text:p text:style-name="P2">CREATE DATA STORE</text:p>
      <text:p text:style-name="P9"><text:s text:c="3"/>StoreResults(const unsigned long nMax = 1)</text:p>
      <text:p text:style-name="P9"><text:s text:c="3"/>void Store(const TKEY&amp; key, const TDATA&amp; data)</text:p>
      <text:p text:style-name="P12"><text:s text:c="3"/>StoreResults operator= (const StoreResults&amp; sr)</text:p>
      <text:p text:style-name="P12"/>
      <text:p text:style-name="P17">MODIFY DATASTORE</text:p>
      <text:p text:style-name="P15"><text:span text:style-name="T9"><text:s text:c="3"/></text:span>long DeleteIfCountLessThan(const long n)</text:p>
      <text:p text:style-name="P15"><text:span text:style-name="T9"><text:s text:c="3"/></text:span>long DeleteIfCountGreaterThan(const long n)</text:p>
      <text:p text:style-name="P16"/>
      <text:p text:style-name="P2"><text:span text:style-name="T6">DISPLAY</text:span> DATA STORE</text:p>
      <text:p text:style-name="P9"><text:s text:c="3"/>void ShowResults(void) const</text:p>
      <text:p text:style-name="P9"><text:span text:style-name="T7"><text:s/></text:span><text:s text:c="2"/>void ShowResultsByKeyAscending(void) const</text:p>
      <text:p text:style-name="P9"><text:s text:c="3"/>void ShowResultsByKeyDescending(void) const</text:p>
      <text:p text:style-name="P9"><text:s text:c="3"/></text:p>
      <text:p text:style-name="P2">USER CONTROL OVER OUTPUT</text:p>
      <text:p text:style-name="P9"><text:s text:c="3"/>void Set<text:span text:style-name="T6">Title</text:span>(const std::string&amp; s)</text:p>
      <text:p text:style-name="P9"><text:s text:c="3"/>void AppendTitle(const std::string s) </text:p>
      <text:p text:style-name="P9"><text:s text:c="3"/>void SetFooter(const std::string&amp; s)</text:p>
      <text:p text:style-name="P9"><text:soft-page-break/><text:s text:c="3"/>void SetKeyLabel(const std::string&amp; s) <text:s text:c="3"/></text:p>
      <text:p text:style-name="P9"><text:s text:c="3"/>void SetMaxItemStore(const int n) </text:p>
      <text:p text:style-name="P9"><text:s text:c="3"/>void SetItemSeparator(const std::string&amp; s) </text:p>
      <text:p text:style-name="P9"><text:s text:c="3"/>void SetValueSeparator(const std::string&amp; s) </text:p>
      <text:p text:style-name="P12"/>
      <text:p text:style-name="P2">GET INFORMATION ABOUT RESULTS</text:p>
      <text:p text:style-name="P11"><text:s text:c="3"/>unsigned long GetTotalSeen() const <text:s/></text:p>
      <text:p text:style-name="P9"><text:s text:c="3"/>unsigned long GetItemCount(const TKEY&amp; key) const</text:p>
      <text:p text:style-name="P9"><text:s text:c="3"/>unsigned long GetTotalSampleCount(void) const</text:p>
      <text:p text:style-name="P9"><text:s text:c="3"/>unsigned long GetItemCount(const TKEY&amp; key) const</text:p>
      <text:p text:style-name="P9"><text:s text:c="3"/>unsigned long GetTotalSampleCount(void) const</text:p>
      <text:p text:style-name="P9"><text:s text:c="3"/>std::vector&lt;TKEY&gt; GetKeys() const</text:p>
      <text:p text:style-name="P12"/>
      <text:p text:style-name="P2">GET INFORMATION ABOUT <text:span text:style-name="T6">DATA STORE</text:span></text:p>
      <text:p text:style-name="P11"><text:s text:c="3"/>unsigned long GetNmax(void) <text:span text:style-name="T5">const</text:span></text:p>
      <text:p text:style-name="P9"><text:s text:c="3"/>std::string GetItemSeparator(void) <text:span text:style-name="T5">const</text:span></text:p>
      <text:p text:style-name="P9"><text:s text:c="3"/>std::string GetValueSeparator(void) <text:span text:style-name="T5">const</text:span></text:p>
      <text:p text:style-name="P9"><text:s text:c="3"/>std::string GetTitle(void) const </text:p>
      <text:p text:style-name="P9"><text:s text:c="3"/>TKEY <text:span text:style-name="T6">GetByTreeIndex</text:span>(const unsigned long index) const</text:p>
      <text:p text:style-name="P12"/>
      <text:p text:style-name="P4">SEARCH</text:p>
      <text:p text:style-name="P8"><text:s text:c="3"/>std::vector&lt;std::pair&lt;TKEY, TDATA&gt; &gt; FindResult(const TKEY&amp; key) const</text:p>
      <text:p text:style-name="P8"><text:s text:c="3"/>bool HasKey(const TKEY&amp; key) <text:span text:style-name="T5">const</text:span></text:p>
      <text:p text:style-name="P10"><text:s text:c="3"/>TKEY GetM<text:span text:style-name="T10">in</text:span>Key() const</text:p>
      <text:p text:style-name="P10"><text:s text:c="3"/>TKEY GetMaxKey() const</text:p>
      <text:p text:style-name="P7"/>
      <text:p text:style-name="P7"><text:span text:style-name="T4">DISPLAY RESULTS</text:span> <text:s text:c="2"/></text:p>
      <text:p text:style-name="P7"><text:s text:c="3"/>std::string Herald() const</text:p>
      <text:p text:style-name="P7"><text:s text:c="3"/>void ShowItem(const TKEY&amp; key) const</text:p>
      <text:p text:style-name="P13"/>
      <text:p text:style-name="P2">UTILITY</text:p>
      <text:p text:style-name="P9"><text:s text:c="3"/>void clear(void)</text:p>
      <text:p text:style-name="P9"><text:s text:c="3"/>bool empty(void) const</text:p>
      <text:p text:style-name="P9"><text:s text:c="3"/>unsigned long size(void) const </text:p>
      <text:p text:style-name="P14"><text:s text:c="3"/>std::ostream&amp; operator&lt;&lt; (std::ostream&amp; os, const StoreResults&lt;TKEY, TDATA&gt;&amp; store ) 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1-17T10:56:01.569000000</meta:creation-date>
    <dc:date>2022-01-25T09:44:15.409000000</dc:date>
    <meta:editing-duration>PT1H3M2S</meta:editing-duration>
    <meta:editing-cycles>11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63" meta:word-count="297" meta:character-count="2495" meta:non-whitespace-character-count="2125"/>
  </office:meta>
</office:document-meta>
</file>